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A9D00000AED961D065A5A52ABE5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1.655cm" svg:height="11.999cm" svg:x="1.689cm" svg:y="0.016cm">
          <draw:image xlink:href="Pictures/1000000000000A9D00000AED961D065A5A52ABE5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10-02T16:42:25.007436463</dc:date>
    <meta:editing-duration>PT1M59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